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weight="bold" officeooo:rsid="0014270d" officeooo:paragraph-rsid="0014270d" style:font-size-asian="16pt" style:font-weight-asian="bold" style:font-size-complex="16pt" style:font-weight-complex="bold"/>
    </style:style>
    <style:style style:name="P2" style:family="paragraph" style:parent-style-name="Standard">
      <style:text-properties fo:font-size="14pt" fo:font-weight="bold" officeooo:rsid="0014270d" officeooo:paragraph-rsid="0014270d" style:font-size-asian="12.25pt" style:font-weight-asian="bold" style:font-size-complex="14pt" style:font-weight-complex="bold"/>
    </style:style>
    <style:style style:name="P3" style:family="paragraph" style:parent-style-name="Standard">
      <style:text-properties fo:font-size="14pt" fo:font-weight="bold" officeooo:rsid="0014270d" officeooo:paragraph-rsid="0014270d" style:font-size-asian="14pt" style:font-weight-asian="bold" style:font-size-complex="14pt" style:font-weight-complex="bold"/>
    </style:style>
    <style:style style:name="P4" style:family="paragraph" style:parent-style-name="Standard">
      <style:text-properties fo:font-size="12pt" fo:font-weight="normal" officeooo:rsid="0014270d" officeooo:paragraph-rsid="0014270d" style:font-size-asian="10.5pt" style:font-weight-asian="normal" style:font-size-complex="12pt" style:font-weight-complex="normal"/>
    </style:style>
    <style:style style:name="P5" style:family="paragraph" style:parent-style-name="Standard" style:list-style-name="L1"/>
    <style:style style:name="P6" style:family="paragraph" style:parent-style-name="Standard" style:list-style-name="L1">
      <style:text-properties officeooo:paragraph-rsid="0014270d"/>
    </style:style>
    <style:style style:name="P7" style:family="paragraph" style:parent-style-name="Standard">
      <style:text-properties fo:font-size="12pt" fo:font-weight="normal" officeooo:rsid="0014270d" officeooo:paragraph-rsid="0014270d" style:font-size-asian="10.5pt" style:font-weight-asian="normal" style:font-size-complex="12pt" style:font-weight-complex="normal"/>
    </style:style>
    <style:style style:name="P8" style:family="paragraph" style:parent-style-name="Standard" style:list-style-name="L1">
      <style:text-properties officeooo:rsid="00178706" officeooo:paragraph-rsid="00178706"/>
    </style:style>
    <style:style style:name="P9" style:family="paragraph" style:parent-style-name="Standard">
      <style:text-properties officeooo:rsid="00178706" officeooo:paragraph-rsid="00178706"/>
    </style:style>
    <style:style style:name="T1" style:family="text">
      <style:text-properties officeooo:rsid="0014270d"/>
    </style:style>
    <style:style style:name="T2" style:family="text">
      <style:text-properties fo:font-size="12pt" fo:font-weight="normal" officeooo:rsid="0014270d" style:font-size-asian="10.5pt" style:font-weight-asian="normal" style:font-size-complex="12pt" style:font-weight-complex="normal"/>
    </style:style>
    <style:style style:name="T3" style:family="text">
      <style:text-properties fo:font-size="12pt" fo:font-weight="normal" officeooo:rsid="00178706" style:font-size-asian="10.5pt" style:font-weight-asian="normal" style:font-size-complex="12pt" style:font-weight-complex="normal"/>
    </style:style>
    <style:style style:name="T4"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5" style:family="text">
      <style:text-properties fo:font-size="12pt" fo:font-style="italic" fo:font-weight="normal" officeooo:rsid="0014270d" style:font-size-asian="10.5pt" style:font-style-asian="italic" style:font-weight-asian="normal" style:font-size-complex="12pt" style:font-style-complex="italic" style:font-weight-complex="normal"/>
    </style:style>
    <style:style style:name="T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fo:font-size="12pt" fo:font-style="normal" fo:font-weight="normal" officeooo:rsid="0014270d" style:font-size-asian="10.5pt" style:font-style-asian="normal" style:font-weight-asian="normal" style:font-size-complex="12pt" style:font-style-complex="normal" style:font-weight-complex="normal"/>
    </style:style>
    <style:style style:name="T8" style:family="text">
      <style:text-properties fo:font-size="12pt" fo:font-style="normal" fo:font-weight="normal" officeooo:rsid="00178706" style:font-size-asian="10.5pt" style:font-style-asian="normal" style:font-weight-asian="normal" style:font-size-complex="12pt"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178706" style:font-style-asian="italic" style:font-style-complex="italic"/>
    </style:style>
    <style:style style:name="T11" style:family="text">
      <style:text-properties officeooo:rsid="00178706"/>
    </style:style>
    <style:style style:name="T12" style:family="text">
      <style:text-properties fo:font-style="normal" officeooo:rsid="00178706" style:font-style-asian="normal" style:font-style-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zione progetto socket</text:p>
      <text:p text:style-name="P2"/>
      <text:p text:style-name="P2">Traccia</text:p>
      <text:p text:style-name="P4">Ci viene richiesto di sviluppare un’applicazione client-server tramite le socket. <text:span text:style-name="T11">Il funzionamento dell’applicazione è semplice: sia il client che il server generano una mossa della morra cinese, il client invia la sua mossa al server e questo le confronta per decidere chi ha vinto.</text:span></text:p>
      <text:p text:style-name="P4"/>
      <text:p text:style-name="P3">Progettazione</text:p>
      <text:p text:style-name="P4">Per l’applicazione ho scelto di usare Python e la libreria socket, inclusa nella distribuzione standard di Python. La socket utilizzerà una comunicazione basata su TCP. Alcuni punti chiave su cui mi sono soffermato sono la necessità di far mostrare al server l’indirizzo IP a cui è necessario connettersi, il controllo da parte del client dell’effettiva connessione al server corretto, la validazione dell’IP e della porta a livello di <text:span text:style-name="T11">client, ma punto più importante è la possibilità di aver più client connessi allo stesso server. </text:span></text:p>
      <text:p text:style-name="P4"/>
      <text:p text:style-name="P2">Implementazione</text:p>
      <text:p text:style-name="P4">L’effettiva implementazione è divisa in <text:span text:style-name="T11">due</text:span> parti:</text:p>
      <text:list xml:id="list2730687321" text:style-name="L1">
        <text:list-item>
          <text:p text:style-name="P5"><text:span text:style-name="T2">Server: il server deve svolgere </text:span><text:span text:style-name="T3">quattro</text:span><text:span text:style-name="T2"> funzioni fondamentali, la prima è mostrare l’IP e la porta a cui connettersi, la seconda rimanere in ascolto e accettare eventuali connessioni </text:span><text:span text:style-name="T3">creando un thread per ogni connessione</text:span><text:span text:style-name="T2">, la terza è </text:span>ricevere <text:span text:style-name="T11">le mosse del client, generarne un’altra sua e confrontarle per decretare il vincitore e tenere traccia dei risultati del gioco in modo da inviarli al client una volta terminato il gioco e la quarta è quella di inviare gli esiti una volta terminato il gioco da parte del client</text:span>:</text:p>
          <text:list>
            <text:list-item>
              <text:p text:style-name="P5">La prima parte è molto semplice: è sufficiente creare una socket (client in questo caso), farla connettere a qualunque server, in questo caso abbiamo usato il web server di Google, e tramite il metodo <text:span text:style-name="T9">getsockname</text:span> prendere l’indirizzo IP privato del dispositivo in uso. La porta è stabilita prima dell’esecuzione quindi non è necessario fare nulla per ottenerla;</text:p>
            </text:list-item>
            <text:list-item>
              <text:p text:style-name="P5">Per la seconda parte usiamo un ciclo<text:span text:style-name="T9"> while True</text:span>, all’interno del quale rimaniamo in attesa di una connessione tramite la chiamata bloccante al metodo <text:span text:style-name="T9">accept</text:span> <text:span text:style-name="T1">della socket </text:span>(questa parte è inserita in un <text:span text:style-name="T9">while True</text:span> in modo da poter accettare un’altra connessione una volta terminata quella in corso). <text:span text:style-name="T1">Una volta stabilita la connessione il server invia prima di tutto un pacchetto “on”, che conferma al client di essere connesso al server corretto, </text:span><text:span text:style-name="T11">per poi istanziare un oggetto della classe </text:span><text:span text:style-name="T10">ConnectionThread</text:span><text:span text:style-name="T12"> dove avviene il gioco vero e proprio per ogni client connesso;</text:span></text:p>
            </text:list-item>
            <text:list-item>
              <text:p text:style-name="P5">La<text:span text:style-name="T2"> terza parte avviene </text:span><text:span text:style-name="T8">all’interno del suddetto thread</text:span><text:span text:style-name="T7">, </text:span><text:span text:style-name="T8">che rimane in ascolto del valore -1 a indicare la richiesta di giocare da parte del client. Se riceve -1, rimane in attesa della mossa del client, genera la sua mossa, le confronta tramite il pattern descritto nella docstring del file server.py</text:span><text:span text:style-name="T7">, </text:span><text:span text:style-name="T8">invia il risultato al client e lo salva nella lista degli esiti ottenuti</text:span><text:span text:style-name="T7">;</text:span></text:p>
            </text:list-item>
            <text:list-item>
              <text:p text:style-name="P8"><text:span text:style-name="T7">L</text:span><text:span text:style-name="T6">a quarta e ultima parte avviene quando il client invece di inviare -1, flag di gioco, invia -2, flag di termine. Il server invia i risultati al client e chiude la connessione.</text:span></text:p>
            </text:list-item>
          </text:list>
        </text:list-item>
        <text:list-item>
          <text:p text:style-name="P6"><text:span text:style-name="T7">Client: il client ha invece un funzionamento molto semplice: si connette a IP e porta forniti con la chiamata a </text:span><text:span text:style-name="T5">connect</text:span><text:span text:style-name="T7">, rimane in attesa di un pacchetto “on” con un timeout di 5 secondi (per non rimanere in attesa all’infinito nel caso in cui si sia collegato a un server errato) impostato con la chiamata a </text:span><text:span text:style-name="T5">settimeout</text:span><text:span text:style-name="T7">, e una volta ricevuto questo inizia a generare i vari numeri casuali </text:span><text:span text:style-name="T8">tra 0 e 2, rappresentanti la mossa della morra cinese,</text:span><text:span text:style-name="T7"> e inviarli al server ogni volta </text:span><text:span text:style-name="T8">in attesa del risultato del gioco. Quando il client decide di terminare il gioco, invia -2 e rimane in attesa dei vari esiti dei giochi effettuati</text:span><text:span text:style-name="T7">.</text:span></text:p>
        </text:list-item>
      </text:list>
      <text:p text:style-name="P9"><text:span text:style-name="T7">I</text:span><text:span text:style-name="T6">n questo progetto mi è stato necessario creare due funzioni per inviare e ricevere dati dalle socket, data la necessità di inviare dati tra client e server con una frequenza molto elevata: </text:span><text:span text:style-name="T4">safe_send</text:span><text:span text:style-name="T6"> e </text:span><text:soft-page-break/><text:span text:style-name="T4">safe_recv</text:span><text:span text:style-name="T6">, usate sia nel client che nel server: queste rimangono inattesa/inviano un flag di conferma invio/ricezione. Questo è usato per evitare che, per esempio, il client invii i dati troppo in fretta e il server li interpreti in maniera errat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CJK SC"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11:42:14.121746564</meta:creation-date>
    <dc:date>2023-02-16T15:35:27.584868153</dc:date>
    <meta:editing-duration>PT3H30M21S</meta:editing-duration>
    <meta:editing-cycles>2</meta:editing-cycles>
    <meta:generator>LibreOffice/7.4.4.2$Linux_X86_64 LibreOffice_project/40$Build-2</meta:generator>
    <meta:document-statistic meta:table-count="0" meta:image-count="0" meta:object-count="0" meta:page-count="2" meta:paragraph-count="14" meta:word-count="662" meta:character-count="4010" meta:non-whitespace-character-count="3367"/>
  </office:meta>
</office:document-meta>
</file>